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2.5pt" style:font-size-asian="12.5pt" style:font-size-complex="12.5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2" style:family="text">
      <style:text-properties fo:color="#000000" style:font-name="Calibri1" fo:font-size="12.5pt" fo:font-weight="bold" style:font-size-asian="12.5pt" style:font-name-complex="Calibri1" style:font-size-complex="12.5pt" style:font-weight-complex="bold"/>
    </style:style>
    <style:style style:name="T3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4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5" style:family="text">
      <style:text-properties fo:color="#000000" style:font-name="Calibri1" fo:font-size="7pt" style:font-size-asian="7pt" style:font-name-complex="Calibri1" style:font-size-complex="7pt"/>
    </style:style>
    <style:style style:name="T6" style:family="text">
      <style:text-properties fo:color="#1f1f1f" style:font-name="Calibri1" fo:font-size="11.1000003814697pt" fo:font-weight="bold" style:font-size-asian="11.1000003814697pt" style:font-name-complex="Calibri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3cm" svg:height="0.425cm" svg:x="8.511cm" svg:y="1.503cm">
          <draw:text-box>
            <text:p text:style-name="P1"><text:span text:style-name="T1">Project Design Phase-II </text:span></text:p>
          </draw:text-box>
        </draw:frame>
        <draw:frame draw:style-name="gr1" draw:text-style-name="P2" draw:layer="layout" svg:width="9.502cm" svg:height="0.425cm" svg:x="5.86cm" svg:y="2.053cm">
          <draw:text-box>
            <text:p text:style-name="P1"><text:span text:style-name="T1">Solution Requirements (Functional &amp; Non-functional) </text:span></text:p>
          </draw:text-box>
        </draw:frame>
        <draw:frame draw:style-name="gr2" draw:text-style-name="P3" draw:layer="layout" svg:width="0.439cm" svg:height="0.441cm" svg:x="2.363cm" svg:y="2.58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844cm" svg:height="0.39cm" svg:x="2.799cm" svg:y="3.108cm">
          <draw:text-box>
            <text:p text:style-name="P1"><text:span text:style-name="T3">Date </text:span></text:p>
          </draw:text-box>
        </draw:frame>
        <draw:polygon draw:style-name="gr4" draw:text-style-name="P5" draw:layer="layout" svg:width="0.017cm" svg:height="0.018cm" svg:x="2.574cm" svg:y="3.031cm" svg:viewBox="0 0 18 19" draw:points="0,19 18,19 18,0 0,0">
          <text:p/>
        </draw:polygon>
        <draw:polygon draw:style-name="gr4" draw:text-style-name="P5" draw:layer="layout" svg:width="0.017cm" svg:height="0.018cm" svg:x="2.574cm" svg:y="3.031cm" svg:viewBox="0 0 18 19" draw:points="0,19 18,19 18,0 0,0">
          <text:p/>
        </draw:polygon>
        <draw:polygon draw:style-name="gr4" draw:text-style-name="P5" draw:layer="layout" svg:width="7.939cm" svg:height="0.018cm" svg:x="2.591cm" svg:y="3.031cm" svg:viewBox="0 0 7940 19" draw:points="0,19 7940,19 7940,0 0,0">
          <text:p/>
        </draw:polygon>
        <draw:polygon draw:style-name="gr4" draw:text-style-name="P5" draw:layer="layout" svg:width="0.017cm" svg:height="0.018cm" svg:x="10.53cm" svg:y="3.031cm" svg:viewBox="0 0 18 19" draw:points="0,19 18,19 18,0 0,0">
          <text:p/>
        </draw:polygon>
        <draw:polygon draw:style-name="gr4" draw:text-style-name="P5" draw:layer="layout" svg:width="8.541cm" svg:height="0.018cm" svg:x="10.547cm" svg:y="3.031cm" svg:viewBox="0 0 8542 19" draw:points="0,19 8542,19 8542,0 0,0">
          <text:p/>
        </draw:polygon>
        <draw:polygon draw:style-name="gr4" draw:text-style-name="P5" draw:layer="layout" svg:width="0.017cm" svg:height="0.018cm" svg:x="19.088cm" svg:y="3.031cm" svg:viewBox="0 0 18 19" draw:points="0,19 18,19 18,0 0,0">
          <text:p/>
        </draw:polygon>
        <draw:polygon draw:style-name="gr4" draw:text-style-name="P5" draw:layer="layout" svg:width="0.017cm" svg:height="0.018cm" svg:x="19.088cm" svg:y="3.031cm" svg:viewBox="0 0 18 19" draw:points="0,19 18,19 18,0 0,0">
          <text:p/>
        </draw:polygon>
        <draw:polygon draw:style-name="gr4" draw:text-style-name="P5" draw:layer="layout" svg:width="0.017cm" svg:height="0.474cm" svg:x="2.574cm" svg:y="3.048cm" svg:viewBox="0 0 18 475" draw:points="0,475 18,475 18,0 0,0">
          <text:p/>
        </draw:polygon>
        <draw:polygon draw:style-name="gr4" draw:text-style-name="P5" draw:layer="layout" svg:width="0.017cm" svg:height="0.474cm" svg:x="10.53cm" svg:y="3.048cm" svg:viewBox="0 0 18 475" draw:points="0,475 18,475 18,0 0,0">
          <text:p/>
        </draw:polygon>
        <draw:polygon draw:style-name="gr4" draw:text-style-name="P5" draw:layer="layout" svg:width="0.017cm" svg:height="0.474cm" svg:x="19.088cm" svg:y="3.048cm" svg:viewBox="0 0 18 475" draw:points="0,475 18,475 18,0 0,0">
          <text:p/>
        </draw:polygon>
        <draw:frame draw:style-name="gr3" draw:text-style-name="P4" draw:layer="layout" svg:width="2.009cm" svg:height="0.39cm" svg:x="10.759cm" svg:y="3.108cm">
          <draw:text-box>
            <text:p text:style-name="P1"><text:span text:style-name="T3">15 Nov2022 </text:span></text:p>
          </draw:text-box>
        </draw:frame>
        <draw:frame draw:style-name="gr3" draw:text-style-name="P4" draw:layer="layout" svg:width="1.399cm" svg:height="0.39cm" svg:x="2.799cm" svg:y="3.595cm">
          <draw:text-box>
            <text:p text:style-name="P1"><text:span text:style-name="T3">Team ID </text:span></text:p>
          </draw:text-box>
        </draw:frame>
        <draw:polygon draw:style-name="gr4" draw:text-style-name="P5" draw:layer="layout" svg:width="0.017cm" svg:height="0.017cm" svg:x="2.574cm" svg:y="3.522cm" svg:viewBox="0 0 18 18" draw:points="0,18 18,18 18,0 0,0">
          <text:p/>
        </draw:polygon>
        <draw:polygon draw:style-name="gr4" draw:text-style-name="P5" draw:layer="layout" svg:width="7.939cm" svg:height="0.017cm" svg:x="2.591cm" svg:y="3.522cm" svg:viewBox="0 0 7940 18" draw:points="0,18 7940,18 7940,0 0,0">
          <text:p/>
        </draw:polygon>
        <draw:polygon draw:style-name="gr4" draw:text-style-name="P5" draw:layer="layout" svg:width="0.017cm" svg:height="0.017cm" svg:x="10.53cm" svg:y="3.522cm" svg:viewBox="0 0 18 18" draw:points="0,18 18,18 18,0 0,0">
          <text:p/>
        </draw:polygon>
        <draw:polygon draw:style-name="gr4" draw:text-style-name="P5" draw:layer="layout" svg:width="8.541cm" svg:height="0.017cm" svg:x="10.547cm" svg:y="3.522cm" svg:viewBox="0 0 8542 18" draw:points="0,18 8542,18 8542,0 0,0">
          <text:p/>
        </draw:polygon>
        <draw:polygon draw:style-name="gr4" draw:text-style-name="P5" draw:layer="layout" svg:width="0.017cm" svg:height="0.017cm" svg:x="19.088cm" svg:y="3.522cm" svg:viewBox="0 0 18 18" draw:points="0,18 18,18 18,0 0,0">
          <text:p/>
        </draw:polygon>
        <draw:polygon draw:style-name="gr4" draw:text-style-name="P5" draw:layer="layout" svg:width="0.017cm" svg:height="0.466cm" svg:x="2.574cm" svg:y="3.539cm" svg:viewBox="0 0 18 467" draw:points="0,467 18,467 18,0 0,0">
          <text:p/>
        </draw:polygon>
        <draw:polygon draw:style-name="gr4" draw:text-style-name="P5" draw:layer="layout" svg:width="0.017cm" svg:height="0.466cm" svg:x="10.53cm" svg:y="3.539cm" svg:viewBox="0 0 18 467" draw:points="0,467 18,467 18,0 0,0">
          <text:p/>
        </draw:polygon>
        <draw:polygon draw:style-name="gr4" draw:text-style-name="P5" draw:layer="layout" svg:width="0.017cm" svg:height="0.466cm" svg:x="19.088cm" svg:y="3.539cm" svg:viewBox="0 0 18 467" draw:points="0,467 18,467 18,0 0,0">
          <text:p/>
        </draw:polygon>
        <draw:frame draw:style-name="gr3" draw:text-style-name="P4" draw:layer="layout" svg:width="3.19cm" svg:height="0.39cm" svg:x="10.759cm" svg:y="3.595cm">
          <draw:text-box>
            <text:p text:style-name="P1"><text:span text:style-name="T3">PNT2022TMID4065 </text:span></text:p>
          </draw:text-box>
        </draw:frame>
        <draw:frame draw:style-name="gr3" draw:text-style-name="P4" draw:layer="layout" svg:width="2.25cm" svg:height="0.39cm" svg:x="2.799cm" svg:y="4.082cm">
          <draw:text-box>
            <text:p text:style-name="P1"><text:span text:style-name="T3">Project Name </text:span></text:p>
          </draw:text-box>
        </draw:frame>
        <draw:polygon draw:style-name="gr4" draw:text-style-name="P5" draw:layer="layout" svg:width="0.017cm" svg:height="0.017cm" svg:x="2.574cm" svg:y="4.005cm" svg:viewBox="0 0 18 18" draw:points="0,18 18,18 18,0 0,0">
          <text:p/>
        </draw:polygon>
        <draw:polygon draw:style-name="gr4" draw:text-style-name="P5" draw:layer="layout" svg:width="7.939cm" svg:height="0.017cm" svg:x="2.591cm" svg:y="4.005cm" svg:viewBox="0 0 7940 18" draw:points="0,18 7940,18 7940,0 0,0">
          <text:p/>
        </draw:polygon>
        <draw:polygon draw:style-name="gr4" draw:text-style-name="P5" draw:layer="layout" svg:width="0.017cm" svg:height="0.017cm" svg:x="10.53cm" svg:y="4.005cm" svg:viewBox="0 0 18 18" draw:points="0,18 18,18 18,0 0,0">
          <text:p/>
        </draw:polygon>
        <draw:polygon draw:style-name="gr4" draw:text-style-name="P5" draw:layer="layout" svg:width="8.541cm" svg:height="0.017cm" svg:x="10.547cm" svg:y="4.005cm" svg:viewBox="0 0 8542 18" draw:points="0,18 8542,18 8542,0 0,0">
          <text:p/>
        </draw:polygon>
        <draw:polygon draw:style-name="gr4" draw:text-style-name="P5" draw:layer="layout" svg:width="0.017cm" svg:height="0.017cm" svg:x="19.088cm" svg:y="4.005cm" svg:viewBox="0 0 18 18" draw:points="0,18 18,18 18,0 0,0">
          <text:p/>
        </draw:polygon>
        <draw:polygon draw:style-name="gr4" draw:text-style-name="P5" draw:layer="layout" svg:width="0.017cm" svg:height="0.474cm" svg:x="2.574cm" svg:y="4.022cm" svg:viewBox="0 0 18 475" draw:points="0,475 18,475 18,0 0,0">
          <text:p/>
        </draw:polygon>
        <draw:polygon draw:style-name="gr4" draw:text-style-name="P5" draw:layer="layout" svg:width="0.017cm" svg:height="0.474cm" svg:x="10.53cm" svg:y="4.022cm" svg:viewBox="0 0 18 475" draw:points="0,475 18,475 18,0 0,0">
          <text:p/>
        </draw:polygon>
        <draw:polygon draw:style-name="gr4" draw:text-style-name="P5" draw:layer="layout" svg:width="0.017cm" svg:height="0.474cm" svg:x="19.088cm" svg:y="4.022cm" svg:viewBox="0 0 18 475" draw:points="0,475 18,475 18,0 0,0">
          <text:p/>
        </draw:polygon>
        <draw:frame draw:style-name="gr3" draw:text-style-name="P4" draw:layer="layout" svg:width="5.929cm" svg:height="0.39cm" svg:x="10.759cm" svg:y="4.082cm">
          <draw:text-box>
            <text:p text:style-name="P1"><text:span text:style-name="T3">Project – Car Resale Value Prediction </text:span></text:p>
          </draw:text-box>
        </draw:frame>
        <draw:frame draw:style-name="gr3" draw:text-style-name="P4" draw:layer="layout" svg:width="2.766cm" svg:height="0.39cm" svg:x="2.799cm" svg:y="4.573cm">
          <draw:text-box>
            <text:p text:style-name="P1"><text:span text:style-name="T3">Maximum Marks </text:span></text:p>
          </draw:text-box>
        </draw:frame>
        <draw:polygon draw:style-name="gr4" draw:text-style-name="P5" draw:layer="layout" svg:width="0.017cm" svg:height="0.017cm" svg:x="2.574cm" svg:y="4.496cm" svg:viewBox="0 0 18 18" draw:points="0,18 18,18 18,0 0,0">
          <text:p/>
        </draw:polygon>
        <draw:polygon draw:style-name="gr4" draw:text-style-name="P5" draw:layer="layout" svg:width="7.939cm" svg:height="0.017cm" svg:x="2.591cm" svg:y="4.496cm" svg:viewBox="0 0 7940 18" draw:points="0,18 7940,18 7940,0 0,0">
          <text:p/>
        </draw:polygon>
        <draw:polygon draw:style-name="gr4" draw:text-style-name="P5" draw:layer="layout" svg:width="0.017cm" svg:height="0.017cm" svg:x="10.53cm" svg:y="4.496cm" svg:viewBox="0 0 18 18" draw:points="0,18 18,18 18,0 0,0">
          <text:p/>
        </draw:polygon>
        <draw:polygon draw:style-name="gr4" draw:text-style-name="P5" draw:layer="layout" svg:width="8.541cm" svg:height="0.017cm" svg:x="10.547cm" svg:y="4.496cm" svg:viewBox="0 0 8542 18" draw:points="0,18 8542,18 8542,0 0,0">
          <text:p/>
        </draw:polygon>
        <draw:polygon draw:style-name="gr4" draw:text-style-name="P5" draw:layer="layout" svg:width="0.017cm" svg:height="0.017cm" svg:x="19.088cm" svg:y="4.496cm" svg:viewBox="0 0 18 18" draw:points="0,18 18,18 18,0 0,0">
          <text:p/>
        </draw:polygon>
        <draw:polygon draw:style-name="gr4" draw:text-style-name="P5" draw:layer="layout" svg:width="0.017cm" svg:height="0.474cm" svg:x="2.574cm" svg:y="4.513cm" svg:viewBox="0 0 18 475" draw:points="0,475 18,475 18,0 0,0">
          <text:p/>
        </draw:polygon>
        <draw:polygon draw:style-name="gr4" draw:text-style-name="P5" draw:layer="layout" svg:width="0.017cm" svg:height="0.017cm" svg:x="2.574cm" svg:y="4.987cm" svg:viewBox="0 0 18 18" draw:points="0,18 18,18 18,0 0,0">
          <text:p/>
        </draw:polygon>
        <draw:polygon draw:style-name="gr4" draw:text-style-name="P5" draw:layer="layout" svg:width="0.017cm" svg:height="0.017cm" svg:x="2.574cm" svg:y="4.987cm" svg:viewBox="0 0 18 18" draw:points="0,18 18,18 18,0 0,0">
          <text:p/>
        </draw:polygon>
        <draw:polygon draw:style-name="gr4" draw:text-style-name="P5" draw:layer="layout" svg:width="7.939cm" svg:height="0.017cm" svg:x="2.591cm" svg:y="4.987cm" svg:viewBox="0 0 7940 18" draw:points="0,18 7940,18 7940,0 0,0">
          <text:p/>
        </draw:polygon>
        <draw:polygon draw:style-name="gr4" draw:text-style-name="P5" draw:layer="layout" svg:width="0.017cm" svg:height="0.474cm" svg:x="10.53cm" svg:y="4.513cm" svg:viewBox="0 0 18 475" draw:points="0,475 18,475 18,0 0,0">
          <text:p/>
        </draw:polygon>
        <draw:polygon draw:style-name="gr4" draw:text-style-name="P5" draw:layer="layout" svg:width="0.017cm" svg:height="0.017cm" svg:x="10.53cm" svg:y="4.987cm" svg:viewBox="0 0 18 18" draw:points="0,18 18,18 18,0 0,0">
          <text:p/>
        </draw:polygon>
        <draw:polygon draw:style-name="gr4" draw:text-style-name="P5" draw:layer="layout" svg:width="8.541cm" svg:height="0.017cm" svg:x="10.547cm" svg:y="4.987cm" svg:viewBox="0 0 8542 18" draw:points="0,18 8542,18 8542,0 0,0">
          <text:p/>
        </draw:polygon>
        <draw:polygon draw:style-name="gr4" draw:text-style-name="P5" draw:layer="layout" svg:width="0.017cm" svg:height="0.474cm" svg:x="19.088cm" svg:y="4.513cm" svg:viewBox="0 0 18 475" draw:points="0,475 18,475 18,0 0,0">
          <text:p/>
        </draw:polygon>
        <draw:polygon draw:style-name="gr4" draw:text-style-name="P5" draw:layer="layout" svg:width="0.017cm" svg:height="0.017cm" svg:x="19.088cm" svg:y="4.987cm" svg:viewBox="0 0 18 18" draw:points="0,18 18,18 18,0 0,0">
          <text:p/>
        </draw:polygon>
        <draw:polygon draw:style-name="gr4" draw:text-style-name="P5" draw:layer="layout" svg:width="0.017cm" svg:height="0.017cm" svg:x="19.088cm" svg:y="4.987cm" svg:viewBox="0 0 18 18" draw:points="0,18 18,18 18,0 0,0">
          <text:p/>
        </draw:polygon>
        <draw:frame draw:style-name="gr3" draw:text-style-name="P4" draw:layer="layout" svg:width="1.365cm" svg:height="0.39cm" svg:x="10.759cm" svg:y="4.573cm">
          <draw:text-box>
            <text:p text:style-name="P1"><text:span text:style-name="T3">4 Marks </text:span></text:p>
          </draw:text-box>
        </draw:frame>
        <draw:frame draw:style-name="gr1" draw:text-style-name="P2" draw:layer="layout" svg:width="0.422cm" svg:height="0.425cm" svg:x="2.363cm" svg:y="5.08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244cm" svg:height="0.39cm" svg:x="2.541cm" svg:y="5.881cm">
          <draw:text-box>
            <text:p text:style-name="P1"><text:span text:style-name="T4">Functional Requirements: </text:span></text:p>
          </draw:text-box>
        </draw:frame>
        <draw:frame draw:style-name="gr3" draw:text-style-name="P4" draw:layer="layout" svg:width="10.848cm" svg:height="0.39cm" svg:x="2.541cm" svg:y="6.672cm">
          <draw:text-box>
            <text:p text:style-name="P1"><text:span text:style-name="T3">Following are the functional requirements of the proposed solution. </text:span></text:p>
          </draw:text-box>
        </draw:frame>
        <draw:frame draw:style-name="gr5" draw:text-style-name="P6" draw:layer="layout" svg:width="0.245cm" svg:height="0.251cm" svg:x="2.363cm" svg:y="7.1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49cm" svg:height="0.39cm" svg:x="2.799cm" svg:y="7.494cm">
          <draw:text-box>
            <text:p text:style-name="P1"><text:span text:style-name="T4">FR No. </text:span></text:p>
          </draw:text-box>
        </draw:frame>
        <draw:frame draw:style-name="gr3" draw:text-style-name="P4" draw:layer="layout" svg:width="4.972cm" svg:height="0.39cm" svg:x="4.429cm" svg:y="7.494cm">
          <draw:text-box>
            <text:p text:style-name="P1"><text:span text:style-name="T4">Functional Requirement (Epic) </text:span></text:p>
          </draw:text-box>
        </draw:frame>
        <draw:polygon draw:style-name="gr4" draw:text-style-name="P5" draw:layer="layout" svg:width="0.017cm" svg:height="0.017cm" svg:x="2.574cm" svg:y="7.392cm" svg:viewBox="0 0 18 18" draw:points="0,18 18,18 18,0 0,0">
          <text:p/>
        </draw:polygon>
        <draw:polygon draw:style-name="gr4" draw:text-style-name="P5" draw:layer="layout" svg:width="0.017cm" svg:height="0.017cm" svg:x="2.574cm" svg:y="7.392cm" svg:viewBox="0 0 18 18" draw:points="0,18 18,18 18,0 0,0">
          <text:p/>
        </draw:polygon>
        <draw:polygon draw:style-name="gr4" draw:text-style-name="P5" draw:layer="layout" svg:width="1.617cm" svg:height="0.017cm" svg:x="2.591cm" svg:y="7.392cm" svg:viewBox="0 0 1618 18" draw:points="0,18 1618,18 1618,0 0,0">
          <text:p/>
        </draw:polygon>
        <draw:polygon draw:style-name="gr4" draw:text-style-name="P5" draw:layer="layout" svg:width="0.017cm" svg:height="0.017cm" svg:x="4.208cm" svg:y="7.392cm" svg:viewBox="0 0 18 18" draw:points="0,18 18,18 18,0 0,0">
          <text:p/>
        </draw:polygon>
        <draw:polygon draw:style-name="gr4" draw:text-style-name="P5" draw:layer="layout" svg:width="5.542cm" svg:height="0.017cm" svg:x="4.225cm" svg:y="7.392cm" svg:viewBox="0 0 5543 18" draw:points="0,18 5543,18 5543,0 0,0">
          <text:p/>
        </draw:polygon>
        <draw:polygon draw:style-name="gr4" draw:text-style-name="P5" draw:layer="layout" svg:width="0.016cm" svg:height="0.017cm" svg:x="9.768cm" svg:y="7.392cm" svg:viewBox="0 0 17 18" draw:points="0,18 17,18 17,0 0,0">
          <text:p/>
        </draw:polygon>
        <draw:polygon draw:style-name="gr4" draw:text-style-name="P5" draw:layer="layout" svg:width="9.261cm" svg:height="0.017cm" svg:x="9.784cm" svg:y="7.392cm" svg:viewBox="0 0 9262 18" draw:points="0,18 9262,18 9262,0 0,0">
          <text:p/>
        </draw:polygon>
        <draw:polygon draw:style-name="gr4" draw:text-style-name="P5" draw:layer="layout" svg:width="0.017cm" svg:height="0.017cm" svg:x="19.045cm" svg:y="7.392cm" svg:viewBox="0 0 18 18" draw:points="0,18 18,18 18,0 0,0">
          <text:p/>
        </draw:polygon>
        <draw:polygon draw:style-name="gr4" draw:text-style-name="P5" draw:layer="layout" svg:width="0.017cm" svg:height="0.017cm" svg:x="19.045cm" svg:y="7.392cm" svg:viewBox="0 0 18 18" draw:points="0,18 18,18 18,0 0,0">
          <text:p/>
        </draw:polygon>
        <draw:polygon draw:style-name="gr4" draw:text-style-name="P5" draw:layer="layout" svg:width="0.017cm" svg:height="0.585cm" svg:x="2.574cm" svg:y="7.409cm" svg:viewBox="0 0 18 586" draw:points="0,586 18,586 18,0 0,0">
          <text:p/>
        </draw:polygon>
        <draw:polygon draw:style-name="gr4" draw:text-style-name="P5" draw:layer="layout" svg:width="0.017cm" svg:height="0.585cm" svg:x="4.208cm" svg:y="7.409cm" svg:viewBox="0 0 18 586" draw:points="0,586 18,586 18,0 0,0">
          <text:p/>
        </draw:polygon>
        <draw:polygon draw:style-name="gr4" draw:text-style-name="P5" draw:layer="layout" svg:width="0.016cm" svg:height="0.585cm" svg:x="9.768cm" svg:y="7.409cm" svg:viewBox="0 0 17 586" draw:points="0,586 17,586 17,0 0,0">
          <text:p/>
        </draw:polygon>
        <draw:polygon draw:style-name="gr4" draw:text-style-name="P5" draw:layer="layout" svg:width="0.017cm" svg:height="0.585cm" svg:x="19.045cm" svg:y="7.409cm" svg:viewBox="0 0 18 586" draw:points="0,586 18,586 18,0 0,0">
          <text:p/>
        </draw:polygon>
        <draw:frame draw:style-name="gr3" draw:text-style-name="P4" draw:layer="layout" svg:width="5.869cm" svg:height="0.39cm" svg:x="9.997cm" svg:y="7.494cm">
          <draw:text-box>
            <text:p text:style-name="P1"><text:span text:style-name="T4">Sub Requirement (Story / Sub-Task) </text:span></text:p>
          </draw:text-box>
        </draw:frame>
        <draw:frame draw:style-name="gr3" draw:text-style-name="P4" draw:layer="layout" svg:width="0.798cm" svg:height="0.39cm" svg:x="2.799cm" svg:y="8.096cm">
          <draw:text-box>
            <text:p text:style-name="P1"><text:span text:style-name="T3">FR-1 </text:span></text:p>
          </draw:text-box>
        </draw:frame>
        <draw:frame draw:style-name="gr3" draw:text-style-name="P4" draw:layer="layout" svg:width="2.821cm" svg:height="0.39cm" svg:x="4.429cm" svg:y="8.096cm">
          <draw:text-box>
            <text:p text:style-name="P1"><text:span text:style-name="T3">User Registration </text:span></text:p>
          </draw:text-box>
        </draw:frame>
        <draw:polygon draw:style-name="gr4" draw:text-style-name="P5" draw:layer="layout" svg:width="0.017cm" svg:height="0.017cm" svg:x="2.574cm" svg:y="7.994cm" svg:viewBox="0 0 18 18" draw:points="0,18 18,18 18,0 0,0">
          <text:p/>
        </draw:polygon>
        <draw:polygon draw:style-name="gr4" draw:text-style-name="P5" draw:layer="layout" svg:width="1.617cm" svg:height="0.017cm" svg:x="2.591cm" svg:y="7.994cm" svg:viewBox="0 0 1618 18" draw:points="0,18 1618,18 1618,0 0,0">
          <text:p/>
        </draw:polygon>
        <draw:polygon draw:style-name="gr4" draw:text-style-name="P5" draw:layer="layout" svg:width="0.017cm" svg:height="0.017cm" svg:x="4.208cm" svg:y="7.994cm" svg:viewBox="0 0 18 18" draw:points="0,18 18,18 18,0 0,0">
          <text:p/>
        </draw:polygon>
        <draw:polygon draw:style-name="gr4" draw:text-style-name="P5" draw:layer="layout" svg:width="5.542cm" svg:height="0.017cm" svg:x="4.225cm" svg:y="7.994cm" svg:viewBox="0 0 5543 18" draw:points="0,18 5543,18 5543,0 0,0">
          <text:p/>
        </draw:polygon>
        <draw:polygon draw:style-name="gr4" draw:text-style-name="P5" draw:layer="layout" svg:width="0.016cm" svg:height="0.017cm" svg:x="9.768cm" svg:y="7.994cm" svg:viewBox="0 0 17 18" draw:points="0,18 17,18 17,0 0,0">
          <text:p/>
        </draw:polygon>
        <draw:polygon draw:style-name="gr4" draw:text-style-name="P5" draw:layer="layout" svg:width="9.261cm" svg:height="0.017cm" svg:x="9.784cm" svg:y="7.994cm" svg:viewBox="0 0 9262 18" draw:points="0,18 9262,18 9262,0 0,0">
          <text:p/>
        </draw:polygon>
        <draw:polygon draw:style-name="gr4" draw:text-style-name="P5" draw:layer="layout" svg:width="0.017cm" svg:height="0.017cm" svg:x="19.045cm" svg:y="7.994cm" svg:viewBox="0 0 18 18" draw:points="0,18 18,18 18,0 0,0">
          <text:p/>
        </draw:polygon>
        <draw:polygon draw:style-name="gr4" draw:text-style-name="P5" draw:layer="layout" svg:width="0.017cm" svg:height="0.863cm" svg:x="2.574cm" svg:y="8.011cm" svg:viewBox="0 0 18 864" draw:points="0,864 18,864 18,0 0,0">
          <text:p/>
        </draw:polygon>
        <draw:polygon draw:style-name="gr4" draw:text-style-name="P5" draw:layer="layout" svg:width="0.017cm" svg:height="0.863cm" svg:x="4.208cm" svg:y="8.011cm" svg:viewBox="0 0 18 864" draw:points="0,864 18,864 18,0 0,0">
          <text:p/>
        </draw:polygon>
        <draw:polygon draw:style-name="gr4" draw:text-style-name="P5" draw:layer="layout" svg:width="0.016cm" svg:height="0.863cm" svg:x="9.768cm" svg:y="8.011cm" svg:viewBox="0 0 17 864" draw:points="0,864 17,864 17,0 0,0">
          <text:p/>
        </draw:polygon>
        <draw:polygon draw:style-name="gr4" draw:text-style-name="P5" draw:layer="layout" svg:width="0.017cm" svg:height="0.863cm" svg:x="19.045cm" svg:y="8.011cm" svg:viewBox="0 0 18 864" draw:points="0,864 18,864 18,0 0,0">
          <text:p/>
        </draw:polygon>
        <draw:frame draw:style-name="gr3" draw:text-style-name="P4" draw:layer="layout" svg:width="4.756cm" svg:height="0.39cm" svg:x="9.997cm" svg:y="8.096cm">
          <draw:text-box>
            <text:p text:style-name="P1"><text:span text:style-name="T3">Registration through Website </text:span></text:p>
          </draw:text-box>
        </draw:frame>
        <draw:frame draw:style-name="gr3" draw:text-style-name="P4" draw:layer="layout" svg:width="0.798cm" svg:height="0.39cm" svg:x="2.799cm" svg:y="8.976cm">
          <draw:text-box>
            <text:p text:style-name="P1"><text:span text:style-name="T3">FR-2 </text:span></text:p>
          </draw:text-box>
        </draw:frame>
        <draw:frame draw:style-name="gr3" draw:text-style-name="P4" draw:layer="layout" svg:width="2.995cm" svg:height="0.39cm" svg:x="4.429cm" svg:y="8.976cm">
          <draw:text-box>
            <text:p text:style-name="P1"><text:span text:style-name="T3">User Confirmation </text:span></text:p>
          </draw:text-box>
        </draw:frame>
        <draw:polygon draw:style-name="gr4" draw:text-style-name="P5" draw:layer="layout" svg:width="0.017cm" svg:height="0.017cm" svg:x="2.574cm" svg:y="8.874cm" svg:viewBox="0 0 18 18" draw:points="0,18 18,18 18,0 0,0">
          <text:p/>
        </draw:polygon>
        <draw:polygon draw:style-name="gr4" draw:text-style-name="P5" draw:layer="layout" svg:width="1.617cm" svg:height="0.017cm" svg:x="2.591cm" svg:y="8.874cm" svg:viewBox="0 0 1618 18" draw:points="0,18 1618,18 1618,0 0,0">
          <text:p/>
        </draw:polygon>
        <draw:polygon draw:style-name="gr4" draw:text-style-name="P5" draw:layer="layout" svg:width="0.017cm" svg:height="0.017cm" svg:x="4.208cm" svg:y="8.874cm" svg:viewBox="0 0 18 18" draw:points="0,18 18,18 18,0 0,0">
          <text:p/>
        </draw:polygon>
        <draw:polygon draw:style-name="gr4" draw:text-style-name="P5" draw:layer="layout" svg:width="5.542cm" svg:height="0.017cm" svg:x="4.225cm" svg:y="8.874cm" svg:viewBox="0 0 5543 18" draw:points="0,18 5543,18 5543,0 0,0">
          <text:p/>
        </draw:polygon>
        <draw:polygon draw:style-name="gr4" draw:text-style-name="P5" draw:layer="layout" svg:width="0.016cm" svg:height="0.017cm" svg:x="9.768cm" svg:y="8.874cm" svg:viewBox="0 0 17 18" draw:points="0,18 17,18 17,0 0,0">
          <text:p/>
        </draw:polygon>
        <draw:polygon draw:style-name="gr4" draw:text-style-name="P5" draw:layer="layout" svg:width="9.261cm" svg:height="0.017cm" svg:x="9.784cm" svg:y="8.874cm" svg:viewBox="0 0 9262 18" draw:points="0,18 9262,18 9262,0 0,0">
          <text:p/>
        </draw:polygon>
        <draw:polygon draw:style-name="gr4" draw:text-style-name="P5" draw:layer="layout" svg:width="0.017cm" svg:height="0.017cm" svg:x="19.045cm" svg:y="8.874cm" svg:viewBox="0 0 18 18" draw:points="0,18 18,18 18,0 0,0">
          <text:p/>
        </draw:polygon>
        <draw:polygon draw:style-name="gr4" draw:text-style-name="P5" draw:layer="layout" svg:width="0.017cm" svg:height="0.864cm" svg:x="2.574cm" svg:y="8.891cm" svg:viewBox="0 0 18 865" draw:points="0,865 18,865 18,0 0,0">
          <text:p/>
        </draw:polygon>
        <draw:polygon draw:style-name="gr4" draw:text-style-name="P5" draw:layer="layout" svg:width="0.017cm" svg:height="0.864cm" svg:x="4.208cm" svg:y="8.891cm" svg:viewBox="0 0 18 865" draw:points="0,865 18,865 18,0 0,0">
          <text:p/>
        </draw:polygon>
        <draw:polygon draw:style-name="gr4" draw:text-style-name="P5" draw:layer="layout" svg:width="0.016cm" svg:height="0.864cm" svg:x="9.768cm" svg:y="8.891cm" svg:viewBox="0 0 17 865" draw:points="0,865 17,865 17,0 0,0">
          <text:p/>
        </draw:polygon>
        <draw:polygon draw:style-name="gr4" draw:text-style-name="P5" draw:layer="layout" svg:width="0.017cm" svg:height="0.864cm" svg:x="19.045cm" svg:y="8.891cm" svg:viewBox="0 0 18 865" draw:points="0,865 18,865 18,0 0,0">
          <text:p/>
        </draw:polygon>
        <draw:frame draw:style-name="gr3" draw:text-style-name="P4" draw:layer="layout" svg:width="4.049cm" svg:height="0.39cm" svg:x="9.997cm" svg:y="8.976cm">
          <draw:text-box>
            <text:p text:style-name="P1"><text:span text:style-name="T3">Confirmation via website </text:span></text:p>
          </draw:text-box>
        </draw:frame>
        <draw:frame draw:style-name="gr3" draw:text-style-name="P4" draw:layer="layout" svg:width="0.798cm" svg:height="0.39cm" svg:x="2.799cm" svg:y="9.857cm">
          <draw:text-box>
            <text:p text:style-name="P1"><text:span text:style-name="T3">FR-3 </text:span></text:p>
          </draw:text-box>
        </draw:frame>
        <draw:frame draw:style-name="gr3" draw:text-style-name="P4" draw:layer="layout" svg:width="2.618cm" svg:height="0.39cm" svg:x="4.429cm" svg:y="9.857cm">
          <draw:text-box>
            <text:p text:style-name="P1"><text:span text:style-name="T3">Car Registration </text:span></text:p>
          </draw:text-box>
        </draw:frame>
        <draw:polygon draw:style-name="gr4" draw:text-style-name="P5" draw:layer="layout" svg:width="0.017cm" svg:height="0.017cm" svg:x="2.574cm" svg:y="9.755cm" svg:viewBox="0 0 18 18" draw:points="0,18 18,18 18,0 0,0">
          <text:p/>
        </draw:polygon>
        <draw:polygon draw:style-name="gr4" draw:text-style-name="P5" draw:layer="layout" svg:width="1.617cm" svg:height="0.017cm" svg:x="2.591cm" svg:y="9.755cm" svg:viewBox="0 0 1618 18" draw:points="0,18 1618,18 1618,0 0,0">
          <text:p/>
        </draw:polygon>
        <draw:polygon draw:style-name="gr4" draw:text-style-name="P5" draw:layer="layout" svg:width="0.017cm" svg:height="0.017cm" svg:x="4.208cm" svg:y="9.755cm" svg:viewBox="0 0 18 18" draw:points="0,18 18,18 18,0 0,0">
          <text:p/>
        </draw:polygon>
        <draw:polygon draw:style-name="gr4" draw:text-style-name="P5" draw:layer="layout" svg:width="5.542cm" svg:height="0.017cm" svg:x="4.225cm" svg:y="9.755cm" svg:viewBox="0 0 5543 18" draw:points="0,18 5543,18 5543,0 0,0">
          <text:p/>
        </draw:polygon>
        <draw:polygon draw:style-name="gr4" draw:text-style-name="P5" draw:layer="layout" svg:width="0.016cm" svg:height="0.017cm" svg:x="9.768cm" svg:y="9.755cm" svg:viewBox="0 0 17 18" draw:points="0,18 17,18 17,0 0,0">
          <text:p/>
        </draw:polygon>
        <draw:polygon draw:style-name="gr4" draw:text-style-name="P5" draw:layer="layout" svg:width="9.261cm" svg:height="0.017cm" svg:x="9.784cm" svg:y="9.755cm" svg:viewBox="0 0 9262 18" draw:points="0,18 9262,18 9262,0 0,0">
          <text:p/>
        </draw:polygon>
        <draw:polygon draw:style-name="gr4" draw:text-style-name="P5" draw:layer="layout" svg:width="0.017cm" svg:height="0.017cm" svg:x="19.045cm" svg:y="9.755cm" svg:viewBox="0 0 18 18" draw:points="0,18 18,18 18,0 0,0">
          <text:p/>
        </draw:polygon>
        <draw:polygon draw:style-name="gr4" draw:text-style-name="P5" draw:layer="layout" svg:width="0.017cm" svg:height="0.83cm" svg:x="2.574cm" svg:y="9.772cm" svg:viewBox="0 0 18 831" draw:points="0,831 18,831 18,0 0,0">
          <text:p/>
        </draw:polygon>
        <draw:polygon draw:style-name="gr4" draw:text-style-name="P5" draw:layer="layout" svg:width="0.017cm" svg:height="0.83cm" svg:x="4.208cm" svg:y="9.772cm" svg:viewBox="0 0 18 831" draw:points="0,831 18,831 18,0 0,0">
          <text:p/>
        </draw:polygon>
        <draw:polygon draw:style-name="gr4" draw:text-style-name="P5" draw:layer="layout" svg:width="0.016cm" svg:height="0.83cm" svg:x="9.768cm" svg:y="9.772cm" svg:viewBox="0 0 17 831" draw:points="0,831 17,831 17,0 0,0">
          <text:p/>
        </draw:polygon>
        <draw:polygon draw:style-name="gr4" draw:text-style-name="P5" draw:layer="layout" svg:width="0.017cm" svg:height="0.83cm" svg:x="19.045cm" svg:y="9.772cm" svg:viewBox="0 0 18 831" draw:points="0,831 18,831 18,0 0,0">
          <text:p/>
        </draw:polygon>
        <draw:frame draw:style-name="gr3" draw:text-style-name="P4" draw:layer="layout" svg:width="4.185cm" svg:height="0.39cm" svg:x="9.997cm" svg:y="9.857cm">
          <draw:text-box>
            <text:p text:style-name="P1"><text:span text:style-name="T3">Registering the car details </text:span></text:p>
          </draw:text-box>
        </draw:frame>
        <draw:frame draw:style-name="gr3" draw:text-style-name="P4" draw:layer="layout" svg:width="0.798cm" svg:height="0.39cm" svg:x="2.799cm" svg:y="10.704cm">
          <draw:text-box>
            <text:p text:style-name="P1"><text:span text:style-name="T3">FR-4 </text:span></text:p>
          </draw:text-box>
        </draw:frame>
        <draw:frame draw:style-name="gr3" draw:text-style-name="P4" draw:layer="layout" svg:width="2.69cm" svg:height="0.39cm" svg:x="4.429cm" svg:y="10.704cm">
          <draw:text-box>
            <text:p text:style-name="P1"><text:span text:style-name="T3">Value Prediction </text:span></text:p>
          </draw:text-box>
        </draw:frame>
        <draw:polygon draw:style-name="gr4" draw:text-style-name="P5" draw:layer="layout" svg:width="0.017cm" svg:height="0.016cm" svg:x="2.574cm" svg:y="10.602cm" svg:viewBox="0 0 18 17" draw:points="0,17 18,17 18,0 0,0">
          <text:p/>
        </draw:polygon>
        <draw:polygon draw:style-name="gr4" draw:text-style-name="P5" draw:layer="layout" svg:width="1.617cm" svg:height="0.016cm" svg:x="2.591cm" svg:y="10.602cm" svg:viewBox="0 0 1618 17" draw:points="0,17 1618,17 1618,0 0,0">
          <text:p/>
        </draw:polygon>
        <draw:polygon draw:style-name="gr4" draw:text-style-name="P5" draw:layer="layout" svg:width="0.017cm" svg:height="0.016cm" svg:x="4.208cm" svg:y="10.602cm" svg:viewBox="0 0 18 17" draw:points="0,17 18,17 18,0 0,0">
          <text:p/>
        </draw:polygon>
        <draw:polygon draw:style-name="gr4" draw:text-style-name="P5" draw:layer="layout" svg:width="5.542cm" svg:height="0.016cm" svg:x="4.225cm" svg:y="10.602cm" svg:viewBox="0 0 5543 17" draw:points="0,17 5543,17 5543,0 0,0">
          <text:p/>
        </draw:polygon>
        <draw:polygon draw:style-name="gr4" draw:text-style-name="P5" draw:layer="layout" svg:width="0.016cm" svg:height="0.016cm" svg:x="9.768cm" svg:y="10.602cm" svg:viewBox="0 0 17 17" draw:points="0,17 17,17 17,0 0,0">
          <text:p/>
        </draw:polygon>
        <draw:polygon draw:style-name="gr4" draw:text-style-name="P5" draw:layer="layout" svg:width="9.261cm" svg:height="0.016cm" svg:x="9.784cm" svg:y="10.602cm" svg:viewBox="0 0 9262 17" draw:points="0,17 9262,17 9262,0 0,0">
          <text:p/>
        </draw:polygon>
        <draw:polygon draw:style-name="gr4" draw:text-style-name="P5" draw:layer="layout" svg:width="0.017cm" svg:height="0.016cm" svg:x="19.045cm" svg:y="10.602cm" svg:viewBox="0 0 18 17" draw:points="0,17 18,17 18,0 0,0">
          <text:p/>
        </draw:polygon>
        <draw:polygon draw:style-name="gr4" draw:text-style-name="P5" draw:layer="layout" svg:width="0.017cm" svg:height="0.864cm" svg:x="2.574cm" svg:y="10.618cm" svg:viewBox="0 0 18 865" draw:points="0,865 18,865 18,0 0,0">
          <text:p/>
        </draw:polygon>
        <draw:polygon draw:style-name="gr4" draw:text-style-name="P5" draw:layer="layout" svg:width="0.017cm" svg:height="0.017cm" svg:x="2.574cm" svg:y="11.482cm" svg:viewBox="0 0 18 18" draw:points="0,18 18,18 18,0 0,0">
          <text:p/>
        </draw:polygon>
        <draw:polygon draw:style-name="gr4" draw:text-style-name="P5" draw:layer="layout" svg:width="0.017cm" svg:height="0.017cm" svg:x="2.574cm" svg:y="11.482cm" svg:viewBox="0 0 18 18" draw:points="0,18 18,18 18,0 0,0">
          <text:p/>
        </draw:polygon>
        <draw:polygon draw:style-name="gr4" draw:text-style-name="P5" draw:layer="layout" svg:width="1.617cm" svg:height="0.017cm" svg:x="2.591cm" svg:y="11.482cm" svg:viewBox="0 0 1618 18" draw:points="0,18 1618,18 1618,0 0,0">
          <text:p/>
        </draw:polygon>
        <draw:polygon draw:style-name="gr4" draw:text-style-name="P5" draw:layer="layout" svg:width="0.017cm" svg:height="0.864cm" svg:x="4.208cm" svg:y="10.618cm" svg:viewBox="0 0 18 865" draw:points="0,865 18,865 18,0 0,0">
          <text:p/>
        </draw:polygon>
        <draw:polygon draw:style-name="gr4" draw:text-style-name="P5" draw:layer="layout" svg:width="0.017cm" svg:height="0.017cm" svg:x="4.208cm" svg:y="11.482cm" svg:viewBox="0 0 18 18" draw:points="0,18 18,18 18,0 0,0">
          <text:p/>
        </draw:polygon>
        <draw:polygon draw:style-name="gr4" draw:text-style-name="P5" draw:layer="layout" svg:width="5.542cm" svg:height="0.017cm" svg:x="4.225cm" svg:y="11.482cm" svg:viewBox="0 0 5543 18" draw:points="0,18 5543,18 5543,0 0,0">
          <text:p/>
        </draw:polygon>
        <draw:polygon draw:style-name="gr4" draw:text-style-name="P5" draw:layer="layout" svg:width="0.016cm" svg:height="0.864cm" svg:x="9.768cm" svg:y="10.618cm" svg:viewBox="0 0 17 865" draw:points="0,865 17,865 17,0 0,0">
          <text:p/>
        </draw:polygon>
        <draw:polygon draw:style-name="gr4" draw:text-style-name="P5" draw:layer="layout" svg:width="0.016cm" svg:height="0.017cm" svg:x="9.768cm" svg:y="11.482cm" svg:viewBox="0 0 17 18" draw:points="0,18 17,18 17,0 0,0">
          <text:p/>
        </draw:polygon>
        <draw:polygon draw:style-name="gr4" draw:text-style-name="P5" draw:layer="layout" svg:width="9.261cm" svg:height="0.017cm" svg:x="9.784cm" svg:y="11.482cm" svg:viewBox="0 0 9262 18" draw:points="0,18 9262,18 9262,0 0,0">
          <text:p/>
        </draw:polygon>
        <draw:polygon draw:style-name="gr4" draw:text-style-name="P5" draw:layer="layout" svg:width="0.017cm" svg:height="0.864cm" svg:x="19.045cm" svg:y="10.618cm" svg:viewBox="0 0 18 865" draw:points="0,865 18,865 18,0 0,0">
          <text:p/>
        </draw:polygon>
        <draw:polygon draw:style-name="gr4" draw:text-style-name="P5" draw:layer="layout" svg:width="0.017cm" svg:height="0.017cm" svg:x="19.045cm" svg:y="11.482cm" svg:viewBox="0 0 18 18" draw:points="0,18 18,18 18,0 0,0">
          <text:p/>
        </draw:polygon>
        <draw:polygon draw:style-name="gr4" draw:text-style-name="P5" draw:layer="layout" svg:width="0.017cm" svg:height="0.017cm" svg:x="19.045cm" svg:y="11.482cm" svg:viewBox="0 0 18 18" draw:points="0,18 18,18 18,0 0,0">
          <text:p/>
        </draw:polygon>
        <draw:frame draw:style-name="gr3" draw:text-style-name="P4" draw:layer="layout" svg:width="4.858cm" svg:height="0.39cm" svg:x="9.997cm" svg:y="10.704cm">
          <draw:text-box>
            <text:p text:style-name="P1"><text:span text:style-name="T3">Predicting the car resale value </text:span></text:p>
          </draw:text-box>
        </draw:frame>
        <draw:frame draw:style-name="gr3" draw:text-style-name="P4" draw:layer="layout" svg:width="0.388cm" svg:height="0.39cm" svg:x="2.363cm" svg:y="11.5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2.363cm" svg:y="12.0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2.363cm" svg:y="12.5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2.363cm" svg:y="12.9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2.363cm" svg:y="13.4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98cm" svg:height="0.39cm" svg:x="2.541cm" svg:y="13.96cm">
          <draw:text-box>
            <text:p text:style-name="P1"><text:span text:style-name="T4">Non-functional Requirements: </text:span></text:p>
          </draw:text-box>
        </draw:frame>
        <draw:frame draw:style-name="gr3" draw:text-style-name="P4" draw:layer="layout" svg:width="11.58cm" svg:height="0.39cm" svg:x="2.541cm" svg:y="14.747cm">
          <draw:text-box>
            <text:p text:style-name="P1"><text:span text:style-name="T3">Following are the non-functional requirements of the proposed solution. </text:span></text:p>
          </draw:text-box>
        </draw:frame>
        <draw:frame draw:style-name="gr5" draw:text-style-name="P6" draw:layer="layout" svg:width="0.245cm" svg:height="0.251cm" svg:x="2.363cm" svg:y="15.21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149cm" svg:height="0.39cm" svg:x="2.799cm" svg:y="15.556cm">
          <draw:text-box>
            <text:p text:style-name="P1"><text:span text:style-name="T4">FR No. </text:span></text:p>
          </draw:text-box>
        </draw:frame>
        <draw:frame draw:style-name="gr3" draw:text-style-name="P4" draw:layer="layout" svg:width="4.773cm" svg:height="0.39cm" svg:x="4.429cm" svg:y="15.556cm">
          <draw:text-box>
            <text:p text:style-name="P1"><text:span text:style-name="T4">Non-Functional Requirement </text:span></text:p>
          </draw:text-box>
        </draw:frame>
        <draw:polygon draw:style-name="gr4" draw:text-style-name="P5" draw:layer="layout" svg:width="0.017cm" svg:height="0.017cm" svg:x="2.574cm" svg:y="15.462cm" svg:viewBox="0 0 18 18" draw:points="0,18 18,18 18,0 0,0">
          <text:p/>
        </draw:polygon>
        <draw:polygon draw:style-name="gr4" draw:text-style-name="P5" draw:layer="layout" svg:width="0.017cm" svg:height="0.017cm" svg:x="2.574cm" svg:y="15.462cm" svg:viewBox="0 0 18 18" draw:points="0,18 18,18 18,0 0,0">
          <text:p/>
        </draw:polygon>
        <draw:polygon draw:style-name="gr4" draw:text-style-name="P5" draw:layer="layout" svg:width="1.617cm" svg:height="0.017cm" svg:x="2.591cm" svg:y="15.462cm" svg:viewBox="0 0 1618 18" draw:points="0,18 1618,18 1618,0 0,0">
          <text:p/>
        </draw:polygon>
        <draw:polygon draw:style-name="gr4" draw:text-style-name="P5" draw:layer="layout" svg:width="0.017cm" svg:height="0.017cm" svg:x="4.208cm" svg:y="15.462cm" svg:viewBox="0 0 18 18" draw:points="0,18 18,18 18,0 0,0">
          <text:p/>
        </draw:polygon>
        <draw:polygon draw:style-name="gr4" draw:text-style-name="P5" draw:layer="layout" svg:width="6.094cm" svg:height="0.017cm" svg:x="4.225cm" svg:y="15.462cm" svg:viewBox="0 0 6095 18" draw:points="0,18 6095,18 6095,0 0,0">
          <text:p/>
        </draw:polygon>
        <draw:polygon draw:style-name="gr4" draw:text-style-name="P5" draw:layer="layout" svg:width="0.017cm" svg:height="0.017cm" svg:x="10.319cm" svg:y="15.462cm" svg:viewBox="0 0 18 18" draw:points="0,18 18,18 18,0 0,0">
          <text:p/>
        </draw:polygon>
        <draw:polygon draw:style-name="gr4" draw:text-style-name="P5" draw:layer="layout" svg:width="8.701cm" svg:height="0.017cm" svg:x="10.336cm" svg:y="15.462cm" svg:viewBox="0 0 8702 18" draw:points="0,18 8702,18 8702,0 0,0">
          <text:p/>
        </draw:polygon>
        <draw:polygon draw:style-name="gr4" draw:text-style-name="P5" draw:layer="layout" svg:width="0.017cm" svg:height="0.017cm" svg:x="19.037cm" svg:y="15.462cm" svg:viewBox="0 0 18 18" draw:points="0,18 18,18 18,0 0,0">
          <text:p/>
        </draw:polygon>
        <draw:polygon draw:style-name="gr4" draw:text-style-name="P5" draw:layer="layout" svg:width="0.017cm" svg:height="0.017cm" svg:x="19.037cm" svg:y="15.462cm" svg:viewBox="0 0 18 18" draw:points="0,18 18,18 18,0 0,0">
          <text:p/>
        </draw:polygon>
        <draw:polygon draw:style-name="gr4" draw:text-style-name="P5" draw:layer="layout" svg:width="0.017cm" svg:height="0.593cm" svg:x="2.574cm" svg:y="15.479cm" svg:viewBox="0 0 18 594" draw:points="0,594 18,594 18,0 0,0">
          <text:p/>
        </draw:polygon>
        <draw:polygon draw:style-name="gr4" draw:text-style-name="P5" draw:layer="layout" svg:width="0.017cm" svg:height="0.593cm" svg:x="4.208cm" svg:y="15.479cm" svg:viewBox="0 0 18 594" draw:points="0,594 18,594 18,0 0,0">
          <text:p/>
        </draw:polygon>
        <draw:polygon draw:style-name="gr4" draw:text-style-name="P5" draw:layer="layout" svg:width="0.017cm" svg:height="0.593cm" svg:x="10.319cm" svg:y="15.479cm" svg:viewBox="0 0 18 594" draw:points="0,594 18,594 18,0 0,0">
          <text:p/>
        </draw:polygon>
        <draw:polygon draw:style-name="gr4" draw:text-style-name="P5" draw:layer="layout" svg:width="0.017cm" svg:height="0.593cm" svg:x="19.037cm" svg:y="15.479cm" svg:viewBox="0 0 18 594" draw:points="0,594 18,594 18,0 0,0">
          <text:p/>
        </draw:polygon>
        <draw:frame draw:style-name="gr3" draw:text-style-name="P4" draw:layer="layout" svg:width="1.937cm" svg:height="0.39cm" svg:x="10.556cm" svg:y="15.556cm">
          <draw:text-box>
            <text:p text:style-name="P1"><text:span text:style-name="T4">Description </text:span></text:p>
          </draw:text-box>
        </draw:frame>
        <draw:frame draw:style-name="gr3" draw:text-style-name="P4" draw:layer="layout" svg:width="1.048cm" svg:height="0.39cm" svg:x="2.799cm" svg:y="16.174cm">
          <draw:text-box>
            <text:p text:style-name="P1"><text:span text:style-name="T3">NFR-1 </text:span></text:p>
          </draw:text-box>
        </draw:frame>
        <draw:frame draw:style-name="gr3" draw:text-style-name="P4" draw:layer="layout" svg:width="1.513cm" svg:height="0.39cm" svg:x="4.429cm" svg:y="16.174cm">
          <draw:text-box>
            <text:p text:style-name="P1"><text:span text:style-name="T4">Usability </text:span></text:p>
          </draw:text-box>
        </draw:frame>
        <draw:polygon draw:style-name="gr4" draw:text-style-name="P5" draw:layer="layout" svg:width="0.017cm" svg:height="0.017cm" svg:x="2.574cm" svg:y="16.072cm" svg:viewBox="0 0 18 18" draw:points="0,18 18,18 18,0 0,0">
          <text:p/>
        </draw:polygon>
        <draw:polygon draw:style-name="gr4" draw:text-style-name="P5" draw:layer="layout" svg:width="1.617cm" svg:height="0.017cm" svg:x="2.591cm" svg:y="16.072cm" svg:viewBox="0 0 1618 18" draw:points="0,18 1618,18 1618,0 0,0">
          <text:p/>
        </draw:polygon>
        <draw:polygon draw:style-name="gr4" draw:text-style-name="P5" draw:layer="layout" svg:width="0.017cm" svg:height="0.017cm" svg:x="4.208cm" svg:y="16.072cm" svg:viewBox="0 0 18 18" draw:points="0,18 18,18 18,0 0,0">
          <text:p/>
        </draw:polygon>
        <draw:polygon draw:style-name="gr4" draw:text-style-name="P5" draw:layer="layout" svg:width="6.094cm" svg:height="0.017cm" svg:x="4.225cm" svg:y="16.072cm" svg:viewBox="0 0 6095 18" draw:points="0,18 6095,18 6095,0 0,0">
          <text:p/>
        </draw:polygon>
        <draw:polygon draw:style-name="gr4" draw:text-style-name="P5" draw:layer="layout" svg:width="0.017cm" svg:height="0.017cm" svg:x="10.319cm" svg:y="16.072cm" svg:viewBox="0 0 18 18" draw:points="0,18 18,18 18,0 0,0">
          <text:p/>
        </draw:polygon>
        <draw:polygon draw:style-name="gr4" draw:text-style-name="P5" draw:layer="layout" svg:width="8.701cm" svg:height="0.017cm" svg:x="10.336cm" svg:y="16.072cm" svg:viewBox="0 0 8702 18" draw:points="0,18 8702,18 8702,0 0,0">
          <text:p/>
        </draw:polygon>
        <draw:polygon draw:style-name="gr4" draw:text-style-name="P5" draw:layer="layout" svg:width="0.017cm" svg:height="0.017cm" svg:x="19.037cm" svg:y="16.072cm" svg:viewBox="0 0 18 18" draw:points="0,18 18,18 18,0 0,0">
          <text:p/>
        </draw:polygon>
        <draw:polygon draw:style-name="gr4" draw:text-style-name="P5" draw:layer="layout" svg:width="0.017cm" svg:height="0.863cm" svg:x="2.574cm" svg:y="16.089cm" svg:viewBox="0 0 18 864" draw:points="0,864 18,864 18,0 0,0">
          <text:p/>
        </draw:polygon>
        <draw:polygon draw:style-name="gr4" draw:text-style-name="P5" draw:layer="layout" svg:width="0.017cm" svg:height="0.863cm" svg:x="4.208cm" svg:y="16.089cm" svg:viewBox="0 0 18 864" draw:points="0,864 18,864 18,0 0,0">
          <text:p/>
        </draw:polygon>
        <draw:polygon draw:style-name="gr4" draw:text-style-name="P5" draw:layer="layout" svg:width="0.017cm" svg:height="0.863cm" svg:x="10.319cm" svg:y="16.089cm" svg:viewBox="0 0 18 864" draw:points="0,864 18,864 18,0 0,0">
          <text:p/>
        </draw:polygon>
        <draw:polygon draw:style-name="gr4" draw:text-style-name="P5" draw:layer="layout" svg:width="0.017cm" svg:height="0.863cm" svg:x="19.037cm" svg:y="16.089cm" svg:viewBox="0 0 18 864" draw:points="0,864 18,864 18,0 0,0">
          <text:p/>
        </draw:polygon>
        <draw:frame draw:style-name="gr3" draw:text-style-name="P4" draw:layer="layout" svg:width="4.282cm" svg:height="0.39cm" svg:x="10.556cm" svg:y="16.174cm">
          <draw:text-box>
            <text:p text:style-name="P1"><text:span text:style-name="T3">Predicting the resale value </text:span></text:p>
          </draw:text-box>
        </draw:frame>
        <draw:frame draw:style-name="gr3" draw:text-style-name="P4" draw:layer="layout" svg:width="1.048cm" svg:height="0.39cm" svg:x="2.799cm" svg:y="17.054cm">
          <draw:text-box>
            <text:p text:style-name="P1"><text:span text:style-name="T3">NFR-2 </text:span></text:p>
          </draw:text-box>
        </draw:frame>
        <draw:frame draw:style-name="gr3" draw:text-style-name="P4" draw:layer="layout" svg:width="1.395cm" svg:height="0.39cm" svg:x="4.429cm" svg:y="17.054cm">
          <draw:text-box>
            <text:p text:style-name="P1"><text:span text:style-name="T4">Security </text:span></text:p>
          </draw:text-box>
        </draw:frame>
        <draw:polygon draw:style-name="gr4" draw:text-style-name="P5" draw:layer="layout" svg:width="0.017cm" svg:height="0.017cm" svg:x="2.574cm" svg:y="16.952cm" svg:viewBox="0 0 18 18" draw:points="0,18 18,18 18,0 0,0">
          <text:p/>
        </draw:polygon>
        <draw:polygon draw:style-name="gr4" draw:text-style-name="P5" draw:layer="layout" svg:width="1.617cm" svg:height="0.017cm" svg:x="2.591cm" svg:y="16.952cm" svg:viewBox="0 0 1618 18" draw:points="0,18 1618,18 1618,0 0,0">
          <text:p/>
        </draw:polygon>
        <draw:polygon draw:style-name="gr4" draw:text-style-name="P5" draw:layer="layout" svg:width="0.017cm" svg:height="0.017cm" svg:x="4.208cm" svg:y="16.952cm" svg:viewBox="0 0 18 18" draw:points="0,18 18,18 18,0 0,0">
          <text:p/>
        </draw:polygon>
        <draw:polygon draw:style-name="gr4" draw:text-style-name="P5" draw:layer="layout" svg:width="6.094cm" svg:height="0.017cm" svg:x="4.225cm" svg:y="16.952cm" svg:viewBox="0 0 6095 18" draw:points="0,18 6095,18 6095,0 0,0">
          <text:p/>
        </draw:polygon>
        <draw:polygon draw:style-name="gr4" draw:text-style-name="P5" draw:layer="layout" svg:width="0.017cm" svg:height="0.017cm" svg:x="10.319cm" svg:y="16.952cm" svg:viewBox="0 0 18 18" draw:points="0,18 18,18 18,0 0,0">
          <text:p/>
        </draw:polygon>
        <draw:polygon draw:style-name="gr4" draw:text-style-name="P5" draw:layer="layout" svg:width="8.701cm" svg:height="0.017cm" svg:x="10.336cm" svg:y="16.952cm" svg:viewBox="0 0 8702 18" draw:points="0,18 8702,18 8702,0 0,0">
          <text:p/>
        </draw:polygon>
        <draw:polygon draw:style-name="gr4" draw:text-style-name="P5" draw:layer="layout" svg:width="0.017cm" svg:height="0.017cm" svg:x="19.037cm" svg:y="16.952cm" svg:viewBox="0 0 18 18" draw:points="0,18 18,18 18,0 0,0">
          <text:p/>
        </draw:polygon>
        <draw:polygon draw:style-name="gr4" draw:text-style-name="P5" draw:layer="layout" svg:width="0.017cm" svg:height="0.864cm" svg:x="2.574cm" svg:y="16.969cm" svg:viewBox="0 0 18 865" draw:points="0,865 18,865 18,0 0,0">
          <text:p/>
        </draw:polygon>
        <draw:polygon draw:style-name="gr4" draw:text-style-name="P5" draw:layer="layout" svg:width="0.017cm" svg:height="0.864cm" svg:x="4.208cm" svg:y="16.969cm" svg:viewBox="0 0 18 865" draw:points="0,865 18,865 18,0 0,0">
          <text:p/>
        </draw:polygon>
        <draw:polygon draw:style-name="gr4" draw:text-style-name="P5" draw:layer="layout" svg:width="0.017cm" svg:height="0.864cm" svg:x="10.319cm" svg:y="16.969cm" svg:viewBox="0 0 18 865" draw:points="0,865 18,865 18,0 0,0">
          <text:p/>
        </draw:polygon>
        <draw:polygon draw:style-name="gr4" draw:text-style-name="P5" draw:layer="layout" svg:width="0.017cm" svg:height="0.864cm" svg:x="19.037cm" svg:y="16.969cm" svg:viewBox="0 0 18 865" draw:points="0,865 18,865 18,0 0,0">
          <text:p/>
        </draw:polygon>
        <draw:frame draw:style-name="gr3" draw:text-style-name="P4" draw:layer="layout" svg:width="5.298cm" svg:height="0.39cm" svg:x="10.556cm" svg:y="17.054cm">
          <draw:text-box>
            <text:p text:style-name="P1"><text:span text:style-name="T3">Providing security to the website </text:span></text:p>
          </draw:text-box>
        </draw:frame>
        <draw:frame draw:style-name="gr3" draw:text-style-name="P4" draw:layer="layout" svg:width="1.048cm" svg:height="0.39cm" svg:x="2.799cm" svg:y="17.926cm">
          <draw:text-box>
            <text:p text:style-name="P1"><text:span text:style-name="T3">NFR-3 </text:span></text:p>
          </draw:text-box>
        </draw:frame>
        <draw:frame draw:style-name="gr3" draw:text-style-name="P4" draw:layer="layout" svg:width="1.712cm" svg:height="0.39cm" svg:x="4.429cm" svg:y="17.926cm">
          <draw:text-box>
            <text:p text:style-name="P1"><text:span text:style-name="T4">Reliability </text:span></text:p>
          </draw:text-box>
        </draw:frame>
        <draw:frame draw:style-name="gr3" draw:text-style-name="P4" draw:layer="layout" svg:width="7.702cm" svg:height="0.39cm" svg:x="10.556cm" svg:y="17.931cm">
          <draw:text-box>
            <text:p text:style-name="P1"><text:span text:style-name="T3">Providing high reliability by predicting values for </text:span></text:p>
          </draw:text-box>
        </draw:frame>
        <draw:polygon draw:style-name="gr4" draw:text-style-name="P5" draw:layer="layout" svg:width="0.017cm" svg:height="0.017cm" svg:x="2.574cm" svg:y="17.833cm" svg:viewBox="0 0 18 18" draw:points="0,18 18,18 18,0 0,0">
          <text:p/>
        </draw:polygon>
        <draw:polygon draw:style-name="gr4" draw:text-style-name="P5" draw:layer="layout" svg:width="1.617cm" svg:height="0.017cm" svg:x="2.591cm" svg:y="17.833cm" svg:viewBox="0 0 1618 18" draw:points="0,18 1618,18 1618,0 0,0">
          <text:p/>
        </draw:polygon>
        <draw:polygon draw:style-name="gr4" draw:text-style-name="P5" draw:layer="layout" svg:width="0.017cm" svg:height="0.017cm" svg:x="4.208cm" svg:y="17.833cm" svg:viewBox="0 0 18 18" draw:points="0,18 18,18 18,0 0,0">
          <text:p/>
        </draw:polygon>
        <draw:polygon draw:style-name="gr4" draw:text-style-name="P5" draw:layer="layout" svg:width="6.094cm" svg:height="0.017cm" svg:x="4.225cm" svg:y="17.833cm" svg:viewBox="0 0 6095 18" draw:points="0,18 6095,18 6095,0 0,0">
          <text:p/>
        </draw:polygon>
        <draw:polygon draw:style-name="gr4" draw:text-style-name="P5" draw:layer="layout" svg:width="0.017cm" svg:height="0.017cm" svg:x="10.319cm" svg:y="17.833cm" svg:viewBox="0 0 18 18" draw:points="0,18 18,18 18,0 0,0">
          <text:p/>
        </draw:polygon>
        <draw:polygon draw:style-name="gr4" draw:text-style-name="P5" draw:layer="layout" svg:width="8.701cm" svg:height="0.017cm" svg:x="10.336cm" svg:y="17.833cm" svg:viewBox="0 0 8702 18" draw:points="0,18 8702,18 8702,0 0,0">
          <text:p/>
        </draw:polygon>
        <draw:polygon draw:style-name="gr4" draw:text-style-name="P5" draw:layer="layout" svg:width="0.017cm" svg:height="0.017cm" svg:x="19.037cm" svg:y="17.833cm" svg:viewBox="0 0 18 18" draw:points="0,18 18,18 18,0 0,0">
          <text:p/>
        </draw:polygon>
        <draw:polygon draw:style-name="gr4" draw:text-style-name="P5" draw:layer="layout" svg:width="0.017cm" svg:height="0.949cm" svg:x="2.574cm" svg:y="17.85cm" svg:viewBox="0 0 18 950" draw:points="0,950 18,950 18,0 0,0">
          <text:p/>
        </draw:polygon>
        <draw:polygon draw:style-name="gr4" draw:text-style-name="P5" draw:layer="layout" svg:width="0.017cm" svg:height="0.949cm" svg:x="4.208cm" svg:y="17.85cm" svg:viewBox="0 0 18 950" draw:points="0,950 18,950 18,0 0,0">
          <text:p/>
        </draw:polygon>
        <draw:polygon draw:style-name="gr4" draw:text-style-name="P5" draw:layer="layout" svg:width="0.017cm" svg:height="0.949cm" svg:x="10.319cm" svg:y="17.85cm" svg:viewBox="0 0 18 950" draw:points="0,950 18,950 18,0 0,0">
          <text:p/>
        </draw:polygon>
        <draw:polygon draw:style-name="gr4" draw:text-style-name="P5" draw:layer="layout" svg:width="0.017cm" svg:height="0.949cm" svg:x="19.037cm" svg:y="17.85cm" svg:viewBox="0 0 18 950" draw:points="0,950 18,950 18,0 0,0">
          <text:p/>
        </draw:polygon>
        <draw:frame draw:style-name="gr3" draw:text-style-name="P4" draw:layer="layout" svg:width="3.562cm" svg:height="0.39cm" svg:x="10.556cm" svg:y="18.379cm">
          <draw:text-box>
            <text:p text:style-name="P1"><text:span text:style-name="T3">different types of cars </text:span></text:p>
          </draw:text-box>
        </draw:frame>
        <draw:frame draw:style-name="gr3" draw:text-style-name="P4" draw:layer="layout" svg:width="1.048cm" svg:height="0.39cm" svg:x="2.799cm" svg:y="18.893cm">
          <draw:text-box>
            <text:p text:style-name="P1"><text:span text:style-name="T3">NFR-4 </text:span></text:p>
          </draw:text-box>
        </draw:frame>
        <draw:frame draw:style-name="gr3" draw:text-style-name="P4" draw:layer="layout" svg:width="2.174cm" svg:height="0.39cm" svg:x="4.429cm" svg:y="18.893cm">
          <draw:text-box>
            <text:p text:style-name="P1"><text:span text:style-name="T4">Performance </text:span></text:p>
          </draw:text-box>
        </draw:frame>
        <draw:frame draw:style-name="gr3" draw:text-style-name="P4" draw:layer="layout" svg:width="8.27cm" svg:height="0.39cm" svg:x="10.556cm" svg:y="18.893cm">
          <draw:text-box>
            <text:p text:style-name="P1"><text:span text:style-name="T3">Providing high performance by using some machine </text:span></text:p>
          </draw:text-box>
        </draw:frame>
        <draw:polygon draw:style-name="gr4" draw:text-style-name="P5" draw:layer="layout" svg:width="0.017cm" svg:height="0.017cm" svg:x="2.574cm" svg:y="18.799cm" svg:viewBox="0 0 18 18" draw:points="0,18 18,18 18,0 0,0">
          <text:p/>
        </draw:polygon>
        <draw:polygon draw:style-name="gr4" draw:text-style-name="P5" draw:layer="layout" svg:width="1.617cm" svg:height="0.017cm" svg:x="2.591cm" svg:y="18.799cm" svg:viewBox="0 0 1618 18" draw:points="0,18 1618,18 1618,0 0,0">
          <text:p/>
        </draw:polygon>
        <draw:polygon draw:style-name="gr4" draw:text-style-name="P5" draw:layer="layout" svg:width="0.017cm" svg:height="0.017cm" svg:x="4.208cm" svg:y="18.799cm" svg:viewBox="0 0 18 18" draw:points="0,18 18,18 18,0 0,0">
          <text:p/>
        </draw:polygon>
        <draw:polygon draw:style-name="gr4" draw:text-style-name="P5" draw:layer="layout" svg:width="6.094cm" svg:height="0.017cm" svg:x="4.225cm" svg:y="18.799cm" svg:viewBox="0 0 6095 18" draw:points="0,18 6095,18 6095,0 0,0">
          <text:p/>
        </draw:polygon>
        <draw:polygon draw:style-name="gr4" draw:text-style-name="P5" draw:layer="layout" svg:width="0.017cm" svg:height="0.017cm" svg:x="10.319cm" svg:y="18.799cm" svg:viewBox="0 0 18 18" draw:points="0,18 18,18 18,0 0,0">
          <text:p/>
        </draw:polygon>
        <draw:polygon draw:style-name="gr4" draw:text-style-name="P5" draw:layer="layout" svg:width="8.701cm" svg:height="0.017cm" svg:x="10.336cm" svg:y="18.799cm" svg:viewBox="0 0 8702 18" draw:points="0,18 8702,18 8702,0 0,0">
          <text:p/>
        </draw:polygon>
        <draw:polygon draw:style-name="gr4" draw:text-style-name="P5" draw:layer="layout" svg:width="0.017cm" svg:height="0.017cm" svg:x="19.037cm" svg:y="18.799cm" svg:viewBox="0 0 18 18" draw:points="0,18 18,18 18,0 0,0">
          <text:p/>
        </draw:polygon>
        <draw:polygon draw:style-name="gr4" draw:text-style-name="P5" draw:layer="layout" svg:width="0.017cm" svg:height="0.94cm" svg:x="2.574cm" svg:y="18.816cm" svg:viewBox="0 0 18 941" draw:points="0,941 18,941 18,0 0,0">
          <text:p/>
        </draw:polygon>
        <draw:polygon draw:style-name="gr4" draw:text-style-name="P5" draw:layer="layout" svg:width="0.017cm" svg:height="0.94cm" svg:x="4.208cm" svg:y="18.816cm" svg:viewBox="0 0 18 941" draw:points="0,941 18,941 18,0 0,0">
          <text:p/>
        </draw:polygon>
        <draw:polygon draw:style-name="gr4" draw:text-style-name="P5" draw:layer="layout" svg:width="0.017cm" svg:height="0.94cm" svg:x="10.319cm" svg:y="18.816cm" svg:viewBox="0 0 18 941" draw:points="0,941 18,941 18,0 0,0">
          <text:p/>
        </draw:polygon>
        <draw:polygon draw:style-name="gr4" draw:text-style-name="P5" draw:layer="layout" svg:width="0.017cm" svg:height="0.94cm" svg:x="19.037cm" svg:y="18.816cm" svg:viewBox="0 0 18 941" draw:points="0,941 18,941 18,0 0,0">
          <text:p/>
        </draw:polygon>
        <draw:frame draw:style-name="gr3" draw:text-style-name="P4" draw:layer="layout" svg:width="3.202cm" svg:height="0.39cm" svg:x="10.556cm" svg:y="19.337cm">
          <draw:text-box>
            <text:p text:style-name="P1"><text:span text:style-name="T3">learning techniques </text:span></text:p>
          </draw:text-box>
        </draw:frame>
        <draw:frame draw:style-name="gr3" draw:text-style-name="P4" draw:layer="layout" svg:width="1.048cm" svg:height="0.39cm" svg:x="2.799cm" svg:y="19.858cm">
          <draw:text-box>
            <text:p text:style-name="P1"><text:span text:style-name="T3">NFR-5 </text:span></text:p>
          </draw:text-box>
        </draw:frame>
        <draw:frame draw:style-name="gr3" draw:text-style-name="P4" draw:layer="layout" svg:width="1.911cm" svg:height="0.39cm" svg:x="4.429cm" svg:y="19.858cm">
          <draw:text-box>
            <text:p text:style-name="P1"><text:span text:style-name="T4">Availability </text:span></text:p>
          </draw:text-box>
        </draw:frame>
        <draw:polygon draw:style-name="gr4" draw:text-style-name="P5" draw:layer="layout" svg:width="0.017cm" svg:height="0.017cm" svg:x="2.574cm" svg:y="19.756cm" svg:viewBox="0 0 18 18" draw:points="0,18 18,18 18,0 0,0">
          <text:p/>
        </draw:polygon>
        <draw:polygon draw:style-name="gr4" draw:text-style-name="P5" draw:layer="layout" svg:width="1.617cm" svg:height="0.017cm" svg:x="2.591cm" svg:y="19.756cm" svg:viewBox="0 0 1618 18" draw:points="0,18 1618,18 1618,0 0,0">
          <text:p/>
        </draw:polygon>
        <draw:polygon draw:style-name="gr4" draw:text-style-name="P5" draw:layer="layout" svg:width="0.017cm" svg:height="0.017cm" svg:x="4.208cm" svg:y="19.756cm" svg:viewBox="0 0 18 18" draw:points="0,18 18,18 18,0 0,0">
          <text:p/>
        </draw:polygon>
        <draw:polygon draw:style-name="gr4" draw:text-style-name="P5" draw:layer="layout" svg:width="6.094cm" svg:height="0.017cm" svg:x="4.225cm" svg:y="19.756cm" svg:viewBox="0 0 6095 18" draw:points="0,18 6095,18 6095,0 0,0">
          <text:p/>
        </draw:polygon>
        <draw:polygon draw:style-name="gr4" draw:text-style-name="P5" draw:layer="layout" svg:width="0.017cm" svg:height="0.017cm" svg:x="10.319cm" svg:y="19.756cm" svg:viewBox="0 0 18 18" draw:points="0,18 18,18 18,0 0,0">
          <text:p/>
        </draw:polygon>
        <draw:polygon draw:style-name="gr4" draw:text-style-name="P5" draw:layer="layout" svg:width="8.701cm" svg:height="0.017cm" svg:x="10.336cm" svg:y="19.756cm" svg:viewBox="0 0 8702 18" draw:points="0,18 8702,18 8702,0 0,0">
          <text:p/>
        </draw:polygon>
        <draw:polygon draw:style-name="gr4" draw:text-style-name="P5" draw:layer="layout" svg:width="0.017cm" svg:height="0.017cm" svg:x="19.037cm" svg:y="19.756cm" svg:viewBox="0 0 18 18" draw:points="0,18 18,18 18,0 0,0">
          <text:p/>
        </draw:polygon>
        <draw:polygon draw:style-name="gr4" draw:text-style-name="P5" draw:layer="layout" svg:width="0.017cm" svg:height="0.863cm" svg:x="2.574cm" svg:y="19.773cm" svg:viewBox="0 0 18 864" draw:points="0,864 18,864 18,0 0,0">
          <text:p/>
        </draw:polygon>
        <draw:polygon draw:style-name="gr4" draw:text-style-name="P5" draw:layer="layout" svg:width="0.017cm" svg:height="0.863cm" svg:x="4.208cm" svg:y="19.773cm" svg:viewBox="0 0 18 864" draw:points="0,864 18,864 18,0 0,0">
          <text:p/>
        </draw:polygon>
        <draw:polygon draw:style-name="gr4" draw:text-style-name="P5" draw:layer="layout" svg:width="0.017cm" svg:height="0.863cm" svg:x="10.319cm" svg:y="19.773cm" svg:viewBox="0 0 18 864" draw:points="0,864 18,864 18,0 0,0">
          <text:p/>
        </draw:polygon>
        <draw:polygon draw:style-name="gr4" draw:text-style-name="P5" draw:layer="layout" svg:width="0.017cm" svg:height="0.863cm" svg:x="19.037cm" svg:y="19.773cm" svg:viewBox="0 0 18 864" draw:points="0,864 18,864 18,0 0,0">
          <text:p/>
        </draw:polygon>
        <draw:frame draw:style-name="gr3" draw:text-style-name="P4" draw:layer="layout" svg:width="4.587cm" svg:height="0.39cm" svg:x="10.556cm" svg:y="19.858cm">
          <draw:text-box>
            <text:p text:style-name="P1"><text:span text:style-name="T3">It is used for all types of cars </text:span></text:p>
          </draw:text-box>
        </draw:frame>
        <draw:frame draw:style-name="gr3" draw:text-style-name="P4" draw:layer="layout" svg:width="1.048cm" svg:height="0.39cm" svg:x="2.799cm" svg:y="20.738cm">
          <draw:text-box>
            <text:p text:style-name="P1"><text:span text:style-name="T3">NFR-6 </text:span></text:p>
          </draw:text-box>
        </draw:frame>
        <draw:frame draw:style-name="gr3" draw:text-style-name="P4" draw:layer="layout" svg:width="1.734cm" svg:height="0.39cm" svg:x="4.429cm" svg:y="20.738cm">
          <draw:text-box>
            <text:p text:style-name="P1"><text:span text:style-name="T6">Scalability</text:span><text:span text:style-name="T4"> </text:span></text:p>
          </draw:text-box>
        </draw:frame>
        <draw:polygon draw:style-name="gr4" draw:text-style-name="P5" draw:layer="layout" svg:width="0.017cm" svg:height="0.017cm" svg:x="2.574cm" svg:y="20.636cm" svg:viewBox="0 0 18 18" draw:points="0,18 18,18 18,0 0,0">
          <text:p/>
        </draw:polygon>
        <draw:polygon draw:style-name="gr4" draw:text-style-name="P5" draw:layer="layout" svg:width="1.617cm" svg:height="0.017cm" svg:x="2.591cm" svg:y="20.636cm" svg:viewBox="0 0 1618 18" draw:points="0,18 1618,18 1618,0 0,0">
          <text:p/>
        </draw:polygon>
        <draw:polygon draw:style-name="gr4" draw:text-style-name="P5" draw:layer="layout" svg:width="0.017cm" svg:height="0.017cm" svg:x="4.208cm" svg:y="20.636cm" svg:viewBox="0 0 18 18" draw:points="0,18 18,18 18,0 0,0">
          <text:p/>
        </draw:polygon>
        <draw:polygon draw:style-name="gr4" draw:text-style-name="P5" draw:layer="layout" svg:width="6.094cm" svg:height="0.017cm" svg:x="4.225cm" svg:y="20.636cm" svg:viewBox="0 0 6095 18" draw:points="0,18 6095,18 6095,0 0,0">
          <text:p/>
        </draw:polygon>
        <draw:polygon draw:style-name="gr4" draw:text-style-name="P5" draw:layer="layout" svg:width="0.017cm" svg:height="0.017cm" svg:x="10.319cm" svg:y="20.636cm" svg:viewBox="0 0 18 18" draw:points="0,18 18,18 18,0 0,0">
          <text:p/>
        </draw:polygon>
        <draw:polygon draw:style-name="gr4" draw:text-style-name="P5" draw:layer="layout" svg:width="8.701cm" svg:height="0.017cm" svg:x="10.336cm" svg:y="20.636cm" svg:viewBox="0 0 8702 18" draw:points="0,18 8702,18 8702,0 0,0">
          <text:p/>
        </draw:polygon>
        <draw:polygon draw:style-name="gr4" draw:text-style-name="P5" draw:layer="layout" svg:width="0.017cm" svg:height="0.017cm" svg:x="19.037cm" svg:y="20.636cm" svg:viewBox="0 0 18 18" draw:points="0,18 18,18 18,0 0,0">
          <text:p/>
        </draw:polygon>
        <draw:polygon draw:style-name="gr4" draw:text-style-name="P5" draw:layer="layout" svg:width="0.017cm" svg:height="0.864cm" svg:x="2.574cm" svg:y="20.653cm" svg:viewBox="0 0 18 865" draw:points="0,865 18,865 18,0 0,0">
          <text:p/>
        </draw:polygon>
        <draw:polygon draw:style-name="gr4" draw:text-style-name="P5" draw:layer="layout" svg:width="0.017cm" svg:height="0.017cm" svg:x="2.574cm" svg:y="21.517cm" svg:viewBox="0 0 18 18" draw:points="0,18 18,18 18,0 0,0">
          <text:p/>
        </draw:polygon>
        <draw:polygon draw:style-name="gr4" draw:text-style-name="P5" draw:layer="layout" svg:width="0.017cm" svg:height="0.017cm" svg:x="2.574cm" svg:y="21.517cm" svg:viewBox="0 0 18 18" draw:points="0,18 18,18 18,0 0,0">
          <text:p/>
        </draw:polygon>
        <draw:polygon draw:style-name="gr4" draw:text-style-name="P5" draw:layer="layout" svg:width="1.617cm" svg:height="0.017cm" svg:x="2.591cm" svg:y="21.517cm" svg:viewBox="0 0 1618 18" draw:points="0,18 1618,18 1618,0 0,0">
          <text:p/>
        </draw:polygon>
        <draw:polygon draw:style-name="gr4" draw:text-style-name="P5" draw:layer="layout" svg:width="0.017cm" svg:height="0.864cm" svg:x="4.208cm" svg:y="20.653cm" svg:viewBox="0 0 18 865" draw:points="0,865 18,865 18,0 0,0">
          <text:p/>
        </draw:polygon>
        <draw:polygon draw:style-name="gr4" draw:text-style-name="P5" draw:layer="layout" svg:width="0.017cm" svg:height="0.017cm" svg:x="4.208cm" svg:y="21.517cm" svg:viewBox="0 0 18 18" draw:points="0,18 18,18 18,0 0,0">
          <text:p/>
        </draw:polygon>
        <draw:polygon draw:style-name="gr4" draw:text-style-name="P5" draw:layer="layout" svg:width="6.094cm" svg:height="0.017cm" svg:x="4.225cm" svg:y="21.517cm" svg:viewBox="0 0 6095 18" draw:points="0,18 6095,18 6095,0 0,0">
          <text:p/>
        </draw:polygon>
        <draw:polygon draw:style-name="gr4" draw:text-style-name="P5" draw:layer="layout" svg:width="0.017cm" svg:height="0.864cm" svg:x="10.319cm" svg:y="20.653cm" svg:viewBox="0 0 18 865" draw:points="0,865 18,865 18,0 0,0">
          <text:p/>
        </draw:polygon>
        <draw:polygon draw:style-name="gr4" draw:text-style-name="P5" draw:layer="layout" svg:width="0.017cm" svg:height="0.017cm" svg:x="10.319cm" svg:y="21.517cm" svg:viewBox="0 0 18 18" draw:points="0,18 18,18 18,0 0,0">
          <text:p/>
        </draw:polygon>
        <draw:polygon draw:style-name="gr4" draw:text-style-name="P5" draw:layer="layout" svg:width="8.701cm" svg:height="0.017cm" svg:x="10.336cm" svg:y="21.517cm" svg:viewBox="0 0 8702 18" draw:points="0,18 8702,18 8702,0 0,0">
          <text:p/>
        </draw:polygon>
        <draw:polygon draw:style-name="gr4" draw:text-style-name="P5" draw:layer="layout" svg:width="0.017cm" svg:height="0.864cm" svg:x="19.037cm" svg:y="20.653cm" svg:viewBox="0 0 18 865" draw:points="0,865 18,865 18,0 0,0">
          <text:p/>
        </draw:polygon>
        <draw:polygon draw:style-name="gr4" draw:text-style-name="P5" draw:layer="layout" svg:width="0.017cm" svg:height="0.017cm" svg:x="19.037cm" svg:y="21.517cm" svg:viewBox="0 0 18 18" draw:points="0,18 18,18 18,0 0,0">
          <text:p/>
        </draw:polygon>
        <draw:polygon draw:style-name="gr4" draw:text-style-name="P5" draw:layer="layout" svg:width="0.017cm" svg:height="0.017cm" svg:x="19.037cm" svg:y="21.517cm" svg:viewBox="0 0 18 18" draw:points="0,18 18,18 18,0 0,0">
          <text:p/>
        </draw:polygon>
        <draw:frame draw:style-name="gr3" draw:text-style-name="P4" draw:layer="layout" svg:width="6.885cm" svg:height="0.39cm" svg:x="10.556cm" svg:y="20.738cm">
          <draw:text-box>
            <text:p text:style-name="P1"><text:span text:style-name="T3">Predicting values for different types of cars </text:span></text:p>
          </draw:text-box>
        </draw:frame>
        <draw:frame draw:style-name="gr3" draw:text-style-name="P4" draw:layer="layout" svg:width="0.388cm" svg:height="0.39cm" svg:x="2.363cm" svg:y="21.61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3cm" fo:margin-right="1cm" fo:page-width="21.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04:14:57.026000000</dc:date>
    <meta:editing-duration>PT2M5S</meta:editing-duration>
    <meta:editing-cycles>1</meta:editing-cycles>
    <meta:document-statistic meta:object-count="257"/>
    <meta:generator>Neat_Office/6.2.8.2$Windows_x86 LibreOffice_project/</meta:generator>
  </office:meta>
</office:document-meta>
</file>